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nsolas" svg:font-family="Consolas" style:font-family-generic="modern" style:font-pitch="fixed"/>
    <style:font-face style:name="Courier New" svg:font-family="'Courier New'" style:font-family-generic="modern"/>
    <style:font-face style:name="DejaVu Sans" svg:font-family="'DejaVu San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a1" style:family="table">
      <style:table-properties style:width="15.282cm" fo:margin-left="-0.208cm" table:align="left" style:writing-mode="lr-tb"/>
    </style:style>
    <style:style style:name="Tabla1.A" style:family="table-column">
      <style:table-column-properties style:column-width="7.624cm"/>
    </style:style>
    <style:style style:name="Tabla1.B" style:family="table-column">
      <style:table-column-properties style:column-width="7.659cm"/>
    </style:style>
    <style:style style:name="Tabla1.1" style:family="table-row">
      <style:table-row-properties fo:keep-together="auto"/>
    </style:style>
    <style:style style:name="Tabla1.A1" style:family="table-cell">
      <style:table-cell-properties style:vertical-align="top" fo:background-color="#c6d9f1" fo:padding-left="0.191cm" fo:padding-right="0.191cm" fo:padding-top="0cm" fo:padding-bottom="0cm" fo:border-left="0.5pt solid #000080" fo:border-right="none" fo:border-top="0.5pt solid #000080" fo:border-bottom="0.5pt solid #000080" style:writing-mode="lr-tb">
        <style:background-image/>
      </style:table-cell-properties>
    </style:style>
    <style:style style:name="Tabla1.B1" style:family="table-cell">
      <style:table-cell-properties style:vertical-align="top" fo:background-color="#c6d9f1" fo:padding-left="0.191cm" fo:padding-right="0.191cm" fo:padding-top="0cm" fo:padding-bottom="0cm" fo:border="0.5pt solid #00008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80" fo:border-right="none" fo:border-top="0.5pt solid #000080" fo:border-bottom="0.5pt solid #000080" style:writing-mode="lr-tb"/>
    </style:style>
    <style:style style:name="Tabla1.B2" style:family="table-cell">
      <style:table-cell-properties style:vertical-align="top" fo:padding-left="0.191cm" fo:padding-right="0.191cm" fo:padding-top="0cm" fo:padding-bottom="0cm" fo:border="0.5pt solid #000080" style:writing-mode="lr-tb"/>
    </style:style>
    <style:style style:name="Tabla1.A4" style:family="table-cell">
      <style:table-cell-properties style:vertical-align="top" fo:padding-left="0.191cm" fo:padding-right="0.191cm" fo:padding-top="0cm" fo:padding-bottom="0cm" fo:border-left="0.5pt solid #000080" fo:border-right="none" fo:border-top="0.5pt solid #000080" fo:border-bottom="0.5pt solid #000080" style:writing-mode="lr-tb"/>
    </style:style>
    <style:style style:name="Tabla1.B4" style:family="table-cell">
      <style:table-cell-properties style:vertical-align="top" fo:padding-left="0.191cm" fo:padding-right="0.191cm" fo:padding-top="0cm" fo:padding-bottom="0cm" fo:border="0.5pt solid #000080" style:writing-mode="lr-tb"/>
    </style:style>
    <style:style style:name="P1" style:family="paragraph" style:parent-style-name="Standard" style:master-page-name="Standard">
      <style:paragraph-properties fo:text-align="center" style:justify-single-word="false" style:page-number="auto" style:text-autospace="none"/>
      <style:text-properties style:font-name="Consolas" fo:font-size="11pt" style:font-size-asian="11pt" style:font-size-complex="11pt"/>
    </style:style>
    <style:style style:name="P2" style:family="paragraph" style:parent-style-name="Standard">
      <style:paragraph-properties fo:text-align="center" style:justify-single-word="false" style:text-autospace="none"/>
      <style:text-properties fo:color="#000000" loext:opacity="100%" style:font-name="Consolas" fo:font-size="11pt" fo:font-weight="bold" style:font-size-asian="11pt" style:font-weight-asian="bold" style:font-name-complex="Verdana" style:font-size-complex="11pt" style:font-weight-complex="bold"/>
    </style:style>
    <style:style style:name="P3" style:family="paragraph" style:parent-style-name="Standard">
      <style:text-properties style:font-name="Consolas" fo:font-size="11pt" style:font-size-asian="11pt" style:font-size-complex="11pt"/>
    </style:style>
    <style:style style:name="P4" style:family="paragraph" style:parent-style-name="Standard" style:list-style-name="WW8Num1">
      <style:text-properties style:font-name="Consolas" fo:font-size="11pt" style:font-size-asian="11pt" style:font-size-complex="11pt"/>
    </style:style>
    <style:style style:name="P5" style:family="paragraph" style:parent-style-name="Standard">
      <style:text-properties style:font-name="Consolas" fo:font-size="11pt" fo:font-weight="bold" style:font-size-asian="11pt" style:font-weight-asian="bold" style:font-size-complex="11pt"/>
    </style:style>
    <style:style style:name="P6" style:family="paragraph" style:parent-style-name="Standard">
      <style:paragraph-properties fo:text-align="center" style:justify-single-word="false" style:snap-to-layout-grid="false"/>
      <style:text-properties style:font-name="Consolas" fo:font-size="11pt" style:font-size-asian="11pt" style:font-size-complex="11pt"/>
    </style:style>
    <style:style style:name="P7" style:family="paragraph" style:parent-style-name="Standard">
      <style:paragraph-properties fo:text-align="center" style:justify-single-word="false"/>
      <style:text-properties style:font-name="Consolas" fo:font-size="11pt" style:font-size-asian="11pt" style:font-size-complex="11pt"/>
    </style:style>
    <style:style style:name="P8" style:family="paragraph" style:parent-style-name="Standard">
      <style:paragraph-properties style:snap-to-layout-grid="false"/>
      <style:text-properties style:font-name="Consolas" fo:font-size="11pt" style:font-size-asian="11pt" style:font-size-complex="11pt"/>
    </style:style>
    <style:style style:name="P9" style:family="paragraph" style:parent-style-name="Standard">
      <style:text-properties style:font-name="Consolas" fo:font-size="11pt" officeooo:paragraph-rsid="000dfca7" style:font-size-asian="11pt" style:font-size-complex="11pt"/>
    </style:style>
    <style:style style:name="P10" style:family="paragraph" style:parent-style-name="Standard">
      <style:paragraph-properties style:text-autospace="none"/>
      <style:text-properties style:font-name="Consolas" fo:font-size="11pt" style:font-size-asian="11pt" style:font-size-complex="11pt"/>
    </style:style>
    <style:style style:name="T1" style:family="text">
      <style:text-properties fo:font-weight="bold" style:font-weight-asian="bold"/>
    </style:style>
    <style:style style:name="T2" style:family="text">
      <style:text-properties fo:color="#000000" loext:opacity="100%" fo:font-weight="bold" style:font-weight-asian="bold" style:font-name-complex="Verdana"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cha 2: <text:span text:style-name="T1">“</text:span><text:span text:style-name="T2">Analizando mi D.A.F.O”</text:span></text:p>
      <text:p text:style-name="P2"/>
      <text:p text:style-name="P3">Tras el análisis del entorno general del negocio conviene que elabores la matriz DAFO:</text:p>
      <text:p text:style-name="P3"><text:s/></text:p>
      <text:list text:style-name="WW8Num1">
        <text:list-item>
          <text:p text:style-name="P4"><text:span text:style-name="T1">D</text:span>ebilidades (puntos débiles) y <text:span text:style-name="T1">F</text:span>ortalezas (puntos fuertes) de tu <text:span text:style-name="T1">negocio</text:span></text:p>
        </text:list-item>
        <text:list-item>
          <text:p text:style-name="P4"><text:span text:style-name="T1">A</text:span>menazas (obstáculos) y <text:span text:style-name="T1">O</text:span>portunidades que te proporciona el <text:span text:style-name="T1">entorno general</text:span></text:p>
        </text:list-item>
      </text:list>
      <text:p text:style-name="P5"/>
      <table:table table:name="Tabla1" table:style-name="Tabla1">
        <table:table-column table:style-name="Tabla1.A"/>
        <table:table-column table:style-name="Tabla1.B"/>
        <table:table-row table:style-name="Tabla1.1">
          <table:table-cell table:style-name="Tabla1.A1" office:value-type="string">
            <text:p text:style-name="P6">Debilidades del negocio</text:p>
            <text:p text:style-name="P7">Puntos débiles… “para corregir”</text:p>
          </table:table-cell>
          <table:table-cell table:style-name="Tabla1.B1" office:value-type="string">
            <text:p text:style-name="P6">Amenazas del entorno general</text:p>
            <text:p text:style-name="P7">Obstáculos… “para afrontar”</text:p>
          </table:table-cell>
        </table:table-row>
        <table:table-row table:style-name="Tabla1.1">
          <table:table-cell table:style-name="Tabla1.A2" office:value-type="string">
            <text:p text:style-name="P8"/>
            <text:p text:style-name="P9">Dependencia inicial de un equipo reducido (solo 2 empleados).</text:p>
            <text:p text:style-name="P9"><text:s/></text:p>
            <text:p text:style-name="P3">Limitada presencia en el mercado local, lo que puede dificultar la captación de clientes en la etapa inicial. </text:p>
            <text:p text:style-name="P3"/>
            <text:p text:style-name="P3">Competencia con empresas más consolidadas en el desarrollo de software personalizado. </text:p>
            <text:p text:style-name="P3"/>
            <text:p text:style-name="P3">Necesidad de invertir tiempo y recursos en marketing y captación de clientes. </text:p>
            <text:p text:style-name="P3"/>
            <text:p text:style-name="P3"/>
            <text:p text:style-name="P3"/>
            <text:p text:style-name="P3"/>
            <text:p text:style-name="P3"/>
            <text:p text:style-name="P3"/>
            <text:p text:style-name="P3"/>
            <text:p text:style-name="P3"/>
          </table:table-cell>
          <table:table-cell table:style-name="Tabla1.B2" office:value-type="string">
            <text:p text:style-name="P8"/>
            <text:p text:style-name="P3">Competencia alta tanto de empresas locales como de desarrolladores freelance y grandes consultoras tecnológicas. </text:p>
            <text:p text:style-name="P3"/>
            <text:p text:style-name="P3">Los tipos de interés elevados pueden reducir la inversión de empresas en soluciones tecnológicas personalizadas. </text:p>
            <text:p text:style-name="P3"/>
            <text:p text:style-name="P3">Cambios legislativos o fiscales que aumenten los costes operativos del negocio. </text:p>
            <text:p text:style-name="P3"/>
            <text:p text:style-name="P3">Rápida evolución tecnológica que puede exigir formación continua y adaptación a nuevas herramientas. </text:p>
            <text:p text:style-name="P3"/>
            <text:p text:style-name="P3"/>
            <text:p text:style-name="P3"/>
            <text:p text:style-name="P3"/>
            <text:p text:style-name="P3"/>
          </table:table-cell>
        </table:table-row>
        <table:table-row table:style-name="Tabla1.1">
          <table:table-cell table:style-name="Tabla1.A1" office:value-type="string">
            <text:p text:style-name="P6">Fortalezas del negocio</text:p>
            <text:p text:style-name="P7">Puntos fuertes… “para mantener y potenciar”</text:p>
          </table:table-cell>
          <table:table-cell table:style-name="Tabla1.B1" office:value-type="string">
            <text:p text:style-name="P6">Oportunidades del entorno general</text:p>
            <text:p text:style-name="P7">ventajas“ para aprovechar”</text:p>
          </table:table-cell>
        </table:table-row>
        <table:table-row table:style-name="Tabla1.1">
          <table:table-cell table:style-name="Tabla1.A2" office:value-type="string">
            <text:p text:style-name="P8"/>
            <text:p text:style-name="P3">Expertise en tecnologías clave como Java, PHP y JavaScript, que son altamente demandadas. </text:p>
            <text:p text:style-name="P3"/>
            <text:p text:style-name="P3">Flexibilidad para ofrecer soluciones personalizadas según las necesidades del cliente. </text:p>
            <text:p text:style-name="P3"/>
            <text:p text:style-name="P3">Enfoque en calidad y accesibilidad, lo que puede diferenciar el negocio de competidores. </text:p>
            <text:p text:style-name="P3"/>
            <text:p text:style-name="P3"><text:soft-page-break/>Capacidad para atender a distintos tipos de clientes: empresas, particulares y entidades. </text:p>
            <text:p text:style-name="P3"/>
            <text:p text:style-name="P3">Ubicación en una ciudad con una comunidad empresarial establecida y acceso a talento local. </text:p>
            <text:p text:style-name="P3"/>
            <text:p text:style-name="P3"/>
            <text:p text:style-name="P3"/>
          </table:table-cell>
          <table:table-cell table:style-name="Tabla1.B2" office:value-type="string">
            <text:p text:style-name="P8"/>
            <text:p text:style-name="P3">Creciente demanda de digitalización en empresas y entidades locales debido a la transformación digital. </text:p>
            <text:p text:style-name="P3"/>
            <text:p text:style-name="P3">Disponibilidad de subvenciones o ayudas públicas para innovación tecnológica. </text:p>
            <text:p text:style-name="P3"/>
            <text:p text:style-name="P3">Aumento del teletrabajo y la necesidad de aplicaciones para la gestión empresarial remota. </text:p>
            <text:p text:style-name="P3"/>
            <text:p text:style-name="P3"><text:soft-page-break/>Relativa escasez de empresas locales que ofrezcan un enfoque tan personalizado en el desarrollo de software. </text:p>
            <text:p text:style-name="P3"/>
            <text:p text:style-name="P3">Posibilidad de escalar el negocio mediante proyectos para clientes de otras regiones o países gracias al trabajo remoto. </text:p>
            <text:p text:style-name="P3"/>
            <text:p text:style-name="P3"/>
            <text:p text:style-name="P3"/>
            <text:p text:style-name="P3"/>
            <text:p text:style-name="P3"/>
            <text:p text:style-name="P3"/>
          </table:table-cell>
        </table:table-row>
      </table:table>
      <text:p text:style-name="P3"/>
      <text:p text:style-name="P10">Breve conclusión de tu DAFO:</text:p>
      <text:p text:style-name="P10"/>
      <text:p text:style-name="P10">El análisis DAFO revela un negocio con fortalezas en su especialización tecnológica y enfoque personalizado, pero con el desafío de competir en un mercado saturado y en constante evolución. Las oportunidades del entorno, como la demanda de digitalización y las ayudas públicas, ofrecen un terreno fértil para el crecimiento, aunque será crucial superar las debilidades iniciales como la limitada presencia en el mercado. Con una estrategia bien definida, la empresa puede posicionarse como un proveedor confiable y accesible de soluciones tecnológic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nsolas" svg:font-family="Consolas" style:font-family-generic="modern" style:font-pitch="fixed"/>
    <style:font-face style:name="Courier New" svg:font-family="'Courier New'" style:font-family-generic="modern"/>
    <style:font-face style:name="DejaVu Sans" svg:font-family="'DejaVu San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s" fo:country="ES" style:letter-kerning="true" style:font-name-asian="DejaVu Sans" style:font-family-asian="'DejaVu Sans'" style:font-pitch-asian="variable" style:font-size-asian="12pt" style:language-asian="zxx" style:country-asian="none" style:font-name-complex="DejaVu Sans" style:font-family-complex="'DejaVu Sans'"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Absatz-Standardschriftart" style:family="text"/>
    <style:style style:name="WW8Num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7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sé Ramón</meta:initial-creator>
    <meta:creation-date>2009-11-23T18:32:41</meta:creation-date>
    <meta:editing-duration>P2171DT9H35M44S</meta:editing-duration>
    <meta:generator>LibreOffice/24.8.2.1$Windows_X86_64 LibreOffice_project/0f794b6e29741098670a3b95d60478a65d05ef13</meta:generator>
    <dc:date>2024-11-16T13:39:54.838000000</dc:date>
    <meta:editing-cycles>1</meta:editing-cycles>
    <meta:document-statistic meta:table-count="1" meta:image-count="0" meta:object-count="0" meta:page-count="2" meta:paragraph-count="34" meta:word-count="392" meta:character-count="2776" meta:non-whitespace-character-count="2398"/>
  </office:meta>
</office:document-meta>
</file>